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6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42</text:span></text:p>
            <text:p text:style-name="P1"><text:span text:style-name="T2">“</text:span><text:span text:style-name="T2">O Living Bread from Heav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7.011cm" svg:x="1.292cm" svg:y="0.508cm">
          <draw:text-box>
            <text:p text:style-name="P4"><text:span text:style-name="T3">1. </text:span><text:span text:style-name="T4">O living Bread from heaven,</text:span><text:span text:style-name="T4"><text:line-break/></text:span><text:span text:style-name="T4">How well You feed your guest!</text:span><text:span text:style-name="T4"><text:line-break/></text:span><text:span text:style-name="T4">The gifts that You have given</text:span><text:span text:style-name="T4"><text:line-break/></text:span><text:span text:style-name="T4">Have filled my heart with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4.384cm" svg:height="7.011cm" svg:x="1.729cm" svg:y="0.561cm">
          <draw:text-box>
            <text:p text:style-name="P4"><text:span text:style-name="T4">Oh, wondrous food of blessing,</text:span><text:span text:style-name="T4"><text:line-break/></text:span><text:span text:style-name="T4">Oh, cup that heals our woes!</text:span><text:span text:style-name="T4"><text:line-break/></text:span><text:span text:style-name="T4">My heart, this gift possessing,</text:span><text:span text:style-name="T4"><text:line-break/></text:span><text:span text:style-name="T4">With praises overflow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3">2. </text:span><text:span text:style-name="T4">My Lord, You here have led me</text:span><text:span text:style-name="T4"><text:line-break/></text:span><text:span text:style-name="T4">To this most holy place</text:span><text:span text:style-name="T4"><text:line-break/></text:span><text:span text:style-name="T4">And with Yourself have fed me</text:span><text:span text:style-name="T4"><text:line-break/></text:span><text:span text:style-name="T4">The treasures of Your grac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4.13cm" svg:height="7.011cm" svg:x="2.032cm" svg:y="0.508cm">
          <draw:text-box>
            <text:p text:style-name="P4"><text:span text:style-name="T4">For You have freely given</text:span><text:span text:style-name="T4"><text:line-break/></text:span><text:span text:style-name="T4">What earth could never buy,</text:span><text:span text:style-name="T4"><text:line-break/></text:span><text:span text:style-name="T4">The bread of life from heaven,</text:span><text:span text:style-name="T4"><text:line-break/></text:span><text:span text:style-name="T4">That now I shall not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5" draw:layer="layout" svg:width="24.638cm" svg:height="7.011cm" svg:x="1.778cm" svg:y="0.508cm">
          <draw:text-box>
            <text:p text:style-name="P4"><text:span text:style-name="T3">3. </text:span><text:span text:style-name="T4">You gave me all I wanted;</text:span><text:span text:style-name="T4"><text:line-break/></text:span><text:span text:style-name="T4">This food can death destroy.</text:span><text:span text:style-name="T4"><text:line-break/></text:span><text:span text:style-name="T4">And You have freely granted</text:span><text:span text:style-name="T4"><text:line-break/></text:span><text:span text:style-name="T4">The cup of endless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5" draw:layer="layout" svg:width="24.638cm" svg:height="7.011cm" svg:x="1.778cm" svg:y="0.521cm">
          <draw:text-box>
            <text:p text:style-name="P4"><text:span text:style-name="T4">My Lord, I do not merit</text:span><text:span text:style-name="T4"><text:line-break/></text:span><text:span text:style-name="T4">The favor You have shown,</text:span><text:span text:style-name="T4"><text:line-break/></text:span><text:span text:style-name="T4">And all my soul and spirit</text:span><text:span text:style-name="T4"><text:line-break/></text:span><text:span text:style-name="T4">Bow down before Your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4" draw:text-style-name="P5" draw:layer="layout" svg:width="25.421cm" svg:height="7.366cm" svg:x="1.249cm" svg:y="0.508cm">
          <draw:text-box>
            <text:p text:style-name="P4"><text:span text:style-name="T3">4. </text:span><text:span text:style-name="T4">Lord, grant me then, thus strengthened</text:span><text:span text:style-name="T4"><text:line-break/></text:span><text:span text:style-name="T4">With heav’nly food, while here</text:span><text:span text:style-name="T4"><text:line-break/></text:span><text:span text:style-name="T4">My course on earth is lengthened,</text:span><text:span text:style-name="T4"><text:line-break/></text:span><text:span text:style-name="T4">To serve with holy f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8" draw:layer="layout" svg:width="24.384cm" svg:height="11.61cm" svg:x="1.778cm" svg:y="0.582cm">
          <draw:text-box>
            <text:p text:style-name="P6"><text:span text:style-name="T4">And when You call my spirit</text:span><text:span text:style-name="T4"><text:line-break/></text:span><text:span text:style-name="T4">To leave this world below,</text:span><text:span text:style-name="T4"><text:line-break/></text:span><text:span text:style-name="T4">I enter, through Your merit,</text:span><text:span text:style-name="T4"><text:line-break/></text:span><text:span text:style-name="T4">Where joys unmingled flow.</text:span></text:p>
            <text:p text:style-name="P7"><text:span text:style-name="T5"><text:line-break/></text:span><text:span text:style-name="T5"/></text:p>
            <text:p text:style-name="P7"><text:span text:style-name="T5"/></text:p>
            <text:p text:style-name="P7"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1:02:28.721000000</meta:creation-date>
    <dc:title>Hymn template</dc:title>
    <meta:editing-duration>PT27M14S</meta:editing-duration>
    <meta:editing-cycles>16</meta:editing-cycles>
    <meta:generator>LibreOffice/6.1.5.2$Windows_X86_64 LibreOffice_project/90f8dcf33c87b3705e78202e3df5142b201bd805</meta:generator>
    <meta:initial-creator>Arthur Hoch</meta:initial-creator>
    <dc:date>2019-04-27T11:32:03.401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28T21:02:28.363000000"/>
  </office:meta>
</office:document-meta>
</file>